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tem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re gems</text:p>
          </table:table-cell>
          <table:table-cell office:value-type="string" table:style-name="ce1">
            <text:p>Some shiny stone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ragon's head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Eve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Event Id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Memorable</text:p>
          </table:table-cell>
          <table:table-cell office:value-type="string" table:style-name="ce1">
            <text:p>ref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 player killed the drago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David Kelly</meta:initial-creator>
    <dc:creator>David Kelly</dc:creator>
    <meta:creation-date>2020-01-11T15:58:56Z</meta:creation-date>
    <dc:date>2020-01-12T18:07:27Z</dc:date>
  </office:meta>
</office:document-meta>
</file>